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break-before="page"/>
      <style:text-properties style:font-name="Liberation Sans"/>
    </style:style>
    <style:style style:name="P4" style:family="paragraph" style:parent-style-name="Standard">
      <style:text-properties fo:color="#19145c" loext:opacity="100%" style:font-name="Liberation Sans" officeooo:rsid="001b2634" officeooo:paragraph-rsid="001b2634"/>
    </style:style>
    <style:style style:name="P5" style:family="paragraph" style:parent-style-name="Standard">
      <style:text-properties fo:color="#19145c" loext:opacity="100%" style:font-name="Liberation Sans" officeooo:rsid="001b2634" officeooo:paragraph-rsid="001c98e3"/>
    </style:style>
    <style:style style:name="P6" style:family="paragraph" style:parent-style-name="Standard">
      <style:text-properties fo:color="#19145c" loext:opacity="100%" style:font-name="Liberation Sans" officeooo:rsid="001c98e3" officeooo:paragraph-rsid="001c98e3"/>
    </style:style>
    <style:style style:name="P7" style:family="paragraph" style:parent-style-name="Standard">
      <style:text-properties fo:color="#19145c" loext:opacity="100%" style:font-name="Liberation Sans" fo:font-weight="normal" officeooo:rsid="001ec761" officeooo:paragraph-rsid="001ec761" style:font-weight-asian="normal" style:font-weight-complex="normal"/>
    </style:style>
    <style:style style:name="P8" style:family="paragraph" style:parent-style-name="Standard">
      <style:text-properties fo:color="#19145c" loext:opacity="100%" style:font-name="Liberation Sans" fo:font-weight="normal" officeooo:rsid="001ec761" officeooo:paragraph-rsid="001f982b" style:font-weight-asian="normal" style:font-weight-complex="normal"/>
    </style:style>
    <style:style style:name="P9" style:family="paragraph" style:parent-style-name="Standard">
      <style:text-properties fo:color="#19145c" loext:opacity="100%" style:font-name="Liberation Sans" fo:font-weight="normal" officeooo:rsid="001ec761" officeooo:paragraph-rsid="001fbd76" style:font-weight-asian="normal" style:font-weight-complex="normal"/>
    </style:style>
    <style:style style:name="P10" style:family="paragraph" style:parent-style-name="Standard">
      <style:text-properties fo:color="#19145c" loext:opacity="100%" style:font-name="Liberation Sans" fo:font-weight="normal" officeooo:rsid="001ec761" officeooo:paragraph-rsid="002250f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dbec" style:font-weight-asian="bold" style:font-weight-complex="bold"/>
    </style:style>
    <style:style style:name="T3" style:family="text">
      <style:text-properties fo:font-weight="bold" officeooo:rsid="001e4c52" style:font-weight-asian="bold" style:font-weight-complex="bold"/>
    </style:style>
    <style:style style:name="T4" style:family="text">
      <style:text-properties officeooo:rsid="0017dbec"/>
    </style:style>
    <style:style style:name="T5" style:family="text">
      <style:text-properties officeooo:rsid="001b2634"/>
    </style:style>
    <style:style style:name="T6" style:family="text">
      <style:text-properties officeooo:rsid="001c98e3"/>
    </style:style>
    <style:style style:name="T7" style:family="text">
      <style:text-properties officeooo:rsid="001e4c52"/>
    </style:style>
    <style:style style:name="T8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OLETÍN DE EJERCICIOS UD4.2.</text:p>
      <text:p text:style-name="P1"/>
      <text:p text:style-name="P1"/>
      <text:p text:style-name="P1">2. Se tiene un archivo de audio en formato MP3 cuyo tamaño es de 5,2 MB. Calcula la</text:p>
      <text:p text:style-name="P1">duración exacta de este fichero <text:span text:style-name="T5">(mediante sistema binario)</text:span>.</text:p>
      <text:p text:style-name="P1"/>
      <text:p text:style-name="P4">5.2 MB → 5.200 KB</text:p>
      <text:p text:style-name="P6">5.324,8 KB * 8 = 42.598,4 kbit</text:p>
      <text:p text:style-name="P5"><text:span text:style-name="T6">42.598,4 kbit</text:span> / 128kbit/s = <text:span text:style-name="T6">332,8 s</text:span></text:p>
      <text:p text:style-name="P1"/>
      <text:p text:style-name="P1">3. Descarga un sonido desde alguna de las plataformas vistas en el punto 1.4. Utiliza</text:p>
      <text:p text:style-name="P1">VLC Media Player (o Audacity en su defecto) para convertir el audio en los formatos</text:p>
      <text:p text:style-name="P1">MP3, OGG y WAV.</text:p>
      <text:p text:style-name="P1"/>
      <text:p text:style-name="P1"/>
      <text:p text:style-name="P1"/>
      <text:p text:style-name="P1">5. Descarga un vídeo desde alguna de las plataformas vistas en el punto 2.4, y realiza</text:p>
      <text:p text:style-name="P1">las siguientes tareas:</text:p>
      <text:p text:style-name="P1"/>
      <text:p text:style-name="P1">a) Utiliza VLC Media Player para convertir el vídeo en los formatos MP4, OGG y</text:p>
      <text:p text:style-name="P1">WebM.</text:p>
      <text:p text:style-name="P1"/>
      <text:p text:style-name="P1">b) Fíjate en el tipo de compresión e indica cuál es (Theora + Vorbis: ogg, H.264 +</text:p>
      <text:p text:style-name="P1">MP3: mp4, etc).</text:p>
      <text:p text:style-name="P1"/>
      <text:p text:style-name="P1">c) Modifica la tasa de bits u otras características con el fin de realizar una conversión</text:p>
      <text:p text:style-name="P1">de buena calidad pero que ocupe lo mínimo posible.</text:p>
      <text:p text:style-name="P1"/>
      <text:p text:style-name="P1"/>
      <text:p text:style-name="P1"/>
      <text:p text:style-name="P1">7. Entre las funciones que proporciona el atributo de animación, se implementa la</text:p>
      <text:p text:style-name="P1">posibilidad de que la animación se repita un número determinado de veces.</text:p>
      <text:p text:style-name="P1">Reescribe el código del apartado 3.2 para que la animación se repita cinco veces.</text:p>
      <text:p text:style-name="P1">Además, haz que en lugar de volver al inicio en cada iteración, vuelva del final al</text:p>
      <text:p text:style-name="P1">principio.</text:p>
      <text:p text:style-name="P1"/>
      <text:p text:style-name="P7"><text:span text:style-name="T7">A</text:span>djunto</text:p>
      <text:p text:style-name="P1"/>
      <text:p text:style-name="P1">8. Diseña los códigos HTML y CSS necesarios para que un rectángulo de dimensiones</text:p>
      <text:p text:style-name="P1">300 px de altura, por 400 px de anchura, disminuya su tamaño a la mitad al pasar el</text:p>
      <text:p text:style-name="P1">ratón sobre él. Además, el color debe cambiar de un instante al otro.</text:p>
      <text:p text:style-name="P1"/>
      <text:p text:style-name="P8"><text:span text:style-name="T7">A</text:span>djunto</text:p>
      <text:p text:style-name="P1"/>
      <text:p text:style-name="P1">9. Diseña los códigos HTML y CSS necesarios para crear dos cuadrados cuyo lado sea</text:p>
      <text:p text:style-name="P1">de 30 px, de color rojo. En este caso, solo debe “animarse” el cuadrado sobre el que</text:p>
      <text:p text:style-name="P1">pase el ratón, que debe convertirse en un rectángulo de la misma altura y el doble</text:p>
      <text:p text:style-name="P1">de anchura de color azul.</text:p>
      <text:p text:style-name="P1"/>
      <text:p text:style-name="P9"><text:span text:style-name="T7">A</text:span>djunto</text:p>
      <text:p text:style-name="P1"/>
      <text:p text:style-name="P1"/>
      <text:p text:style-name="P3">11. Teclea el código de las animaciones 2D que se muestra en los apartados 3.4 y</text:p>
      <text:p text:style-name="P1">3.5, y observa cuál es su resultado <text:span text:style-name="T4">(</text:span><text:span text:style-name="T2">Giro X y Translate Z</text:span><text:span text:style-name="T4">).</text:span></text:p>
      <text:p text:style-name="P1"/>
      <text:p text:style-name="P10"><text:span text:style-name="T7">A</text:span>djunto</text:p>
      <text:p text:style-name="P1"/>
      <text:p text:style-name="P1">12. Realiza una animación mediante código html y css, de un párrafo que se deslizará</text:p>
      <text:p text:style-name="P1">por el navegador desde el borde derecho de la ventana.</text:p>
      <text:p text:style-name="P1"/>
      <text:p text:style-name="P1"/>
      <text:p text:style-name="P1"/>
      <text:p text:style-name="P1">13. Las animaciones permiten elaborar multitud de elementos indicadores para el sitio</text:p>
      <text:p text:style-name="P1">web. No solo se trata de construir un círculo que cambie de color, sino que, por</text:p>
      <text:p text:style-name="P1">ejemplo, es posible definir elementos tales como una barra de estado que va</text:p>
      <text:p text:style-name="P1">cambiando de tamaño a medida que se descarga un fichero (entre otros posibles</text:p>
      <text:p text:style-name="P1">usos). Busca o elabora tu propio código para añadir una barra de carga a una página</text:p>
      <text:p text:style-name="P1">web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09:20:02.203472242</meta:creation-date>
    <dc:date>2025-01-15T10:26:20.695830450</dc:date>
    <meta:editing-duration>PT56M4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2" meta:paragraph-count="43" meta:word-count="445" meta:character-count="2405" meta:non-whitespace-character-count="2003"/>
  </office:meta>
</office:document-meta>
</file>